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555459" style:text-line-through-style="none" style:text-line-through-type="none" style:font-name="Slack-Lato" fo:font-size="11.25pt" fo:letter-spacing="normal" fo:font-style="normal" style:text-underline-style="none" fo:font-weight="bold" style:text-blink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46%" fo:widows="1" fo:text-indent="0in" style:auto-text-indent="false"/>
      <style:text-properties fo:font-variant="normal" fo:text-transform="none" fo:color="#9e9ea6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2%" fo:widows="1" fo:text-indent="0in" style:auto-text-indent="false"/>
      <style:text-properties fo:font-variant="normal" fo:text-transform="none" fo:color="#3d3c40" style:font-name="Slack-Lato" fo:letter-spacing="normal" fo:font-style="normal" fo:font-weight="normal" fo:padding="0in" fo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2%" fo:widows="1" fo:text-indent="0in" style:auto-text-indent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>
      <style:paragraph-properties fo:margin-left="0.0626in" fo:margin-right="0in" fo:margin-top="0in" fo:margin-bottom="0in" style:contextual-spacing="false" fo:line-height="120%" fo:text-align="center" style:justify-single-word="false" fo:widows="1" fo:text-indent="0in" style:auto-text-indent="false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a80b9" style:text-line-through-style="none" style:text-line-through-type="none" style:font-name="Slack-Lato" fo:letter-spacing="normal" fo:font-style="normal" style:text-underline-style="none" fo:font-weight="normal" style:text-blinking="false" fo:padding="0in" fo:border="none"/>
    </style:style>
    <style:style style:name="T3" style:family="text">
      <style:text-properties fo:font-variant="normal" fo:text-transform="none" fo:color="#ffffff" style:text-line-through-style="none" style:text-line-through-type="none" style:font-name="Slack-Lato" fo:font-size="11.25pt" fo:letter-spacing="normal" fo:font-style="normal" style:text-underline-style="none" fo:font-weight="normal" style:text-blinking="false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Lekcija 12: The Core of All Web Applications</text:h>
      <text:p text:style-name="P2"/>
      <text:p text:style-name="P3">U lekciji 12 je riječ o nekim osnovnim djelovima web aplikacije. Početna podjela je na back end i front end djelove iste. Dosad se sav kod nalazio u jednom fajlu, <text:span text:style-name="T1">object.php</text:span>. Prvi koraci u kreiranju web aplikacije su upravo odvajanje front end od back end dijela, pa ćemo to uraditi i na primjeru našeg <text:span text:style-name="T1">object.php</text:span> fajla.</text:p>
      <text:p text:style-name="P3"/>
      <text:p text:style-name="P3">Dio fajla pisan u php-u predstavlja u ovom slučaju back end, dok dio u pisan u html-u predstavlja front end.</text:p>
      <text:p text:style-name="P3"/>
      <text:p text:style-name="P3">Za upravljanje back end dijelom kreiramo novi fajl, <text:span text:style-name="T1">question-controller.php</text:span>, koji predstavlja kontroler ove aplikacije, za front end prikaz kreiramo novi fajl <text:span text:style-name="T1">question-show-view.php</text:span>. Kontroler je dio aplikacije koji osluškuje i prihvata zahtjev od klijenta za izvršenje operacije. Nakon toga poziva operaciju, organizuje podatke i proslijeđuje ih front end-u. Na kraju kontrolera je potrebno uključiti fajl koji koristi informacije iz kontrolera, tj. front end dio ili view. View je front end dio i on prikazuje sadržaj koji je dobijen zahtjevanim operacijama kroz kontroler.</text:p>
      <text:p text:style-name="P3"/>
      <text:p text:style-name="P3">Da bi se jednostavnije upravljalo aplikacijom i da bi kontroler lakše obrađivao zahtjeve, za sve moguće operacije se kreiraju funkcije koje se po potrebi pozivaju.</text:p>
      <text:p text:style-name="P3"/>
      <text:p text:style-name="P3">Kod ovog načina organizacije, posebno izgradnje web aplikacije pomažu u mnogome i frameworci, koji imaju veliki broj već postojećih funkcija i metoda, a i definisanu organizaciju. Za php najbolji je Laravel, koji ćemo i mi koristiti u izgradnji web aplikacije.</text:p>
      <text:p text:style-name="P3"/>
      <text:p text:style-name="P3">Na kraju lekcije je preporučljivo da se urade vježbe:</text:p>
      <text:p text:style-name="P3"/>
      <text:p text:style-name="P4"><text:a xlink:type="simple" xlink:href="https://selftaughtcoders.com/from-idea-to-launch/lesson-12/move-the-php-mysql-connection-code-to-its-own-file/" office:target-frame-name="https://selftaughtcoders.com/from-idea-to-launch/lesson-12/move-the-php-mysql-connection-code-to-its-own-file/" xlink:show="replace"><text:span text:style-name="T2">Move the PHP MySQL Connection Code To Its Own File</text:span></text:a></text:p>
      <text:p text:style-name="P4"><text:a xlink:type="simple" xlink:href="https://selftaughtcoders.com/from-idea-to-launch/lesson-12/add-an-about-page-to-your-basic-web-application/" office:target-frame-name="https://selftaughtcoders.com/from-idea-to-launch/lesson-12/add-an-about-page-to-your-basic-web-application/" xlink:show="replace"><text:span text:style-name="T2">Add an About Page to Your Basic Web Application</text:span></text:a></text:p>
      <text:p text:style-name="P4"><text:a xlink:type="simple" xlink:href="https://selftaughtcoders.com/from-idea-to-launch/lesson-5/git-github-basics-cheatsheet/#updating" office:target-frame-name="https://selftaughtcoders.com/from-idea-to-launch/lesson-5/git-github-basics-cheatsheet/#updating" xlink:show="replace"><text:span text:style-name="T2">Commit your changes to your Git repository and push them up to GitHub</text:span></text:a></text:p>
      <text:p text:style-name="P4"><text:a xlink:type="simple" xlink:href="https://selftaughtcoders.com/from-idea-to-launch/lesson-0/keeping-a-journal/" office:target-frame-name="https://selftaughtcoders.com/from-idea-to-launch/lesson-0/keeping-a-journal/" xlink:show="replace"><text:span text:style-name="T2">Write an entry in your Journal for this lesson</text:span></text:a></text:p>
      <text:p text:style-name="P6"><text:a xlink:type="simple" xlink:href="https://myroadtocode.slack.com/files/bojan/F0N4ECA81/Lekcija_12__The_Core_of_All_Web_Applications" office:target-frame-name="https://myroadtocode.slack.com/files/bojan/F0N4ECA81/Lekcija_12__The_Core_of_All_Web_Applications" xlink:show="replace"><text:span text:style-name="T3">Add Comment</text:span></text:a>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25:33.561812175</meta:creation-date>
    <dc:date>2016-02-19T13:26:28.717944857</dc:date>
    <meta:editing-duration>P0D</meta:editing-duration>
    <meta:editing-cycles>1</meta:editing-cycles>
    <meta:document-statistic meta:table-count="0" meta:image-count="0" meta:object-count="0" meta:page-count="1" meta:paragraph-count="13" meta:word-count="282" meta:character-count="1747" meta:non-whitespace-character-count="1476"/>
    <meta:generator>LibreOffice/4.2.8.2$Linux_X86_64 LibreOffice_project/420m0$Build-2</meta:generator>
  </office:meta>
</office:document-meta>
</file>